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9572" officeooo:paragraph-rsid="00139572"/>
    </style:style>
    <style:style style:name="P2" style:family="paragraph" style:parent-style-name="Standard">
      <style:text-properties style:font-name="Arial" fo:font-size="12pt" officeooo:rsid="00139572" officeooo:paragraph-rsid="00139572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paragraph-rsid="00139572" style:font-size-asian="12pt" style:font-size-complex="12pt"/>
    </style:style>
    <style:style style:name="P4" style:family="paragraph" style:parent-style-name="Standard" style:list-style-name="L2">
      <style:text-properties style:font-name="Arial" fo:font-size="10pt" officeooo:rsid="00139572" officeooo:paragraph-rsid="00139572" style:font-size-asian="10pt" style:font-size-complex="10pt"/>
    </style:style>
    <style:style style:name="T1" style:family="text">
      <style:text-properties fo:font-variant="normal" fo:text-transform="none" fo:color="#666666" style:font-name="Helvetica Neue" fo:font-size="9pt" fo:letter-spacing="normal" fo:font-style="normal" fo:font-weight="normal"/>
    </style:style>
    <style:style style:name="T2" style:family="text">
      <style:text-properties fo:font-variant="normal" fo:text-transform="none" fo:color="#666666" fo:letter-spacing="normal" fo:font-style="normal" fo:font-weight="normal"/>
    </style:style>
    <style:style style:name="T3" style:family="text">
      <style:text-properties fo:font-variant="normal" fo:text-transform="none" fo:color="#666666" fo:letter-spacing="normal" fo:font-style="normal" fo:font-weight="normal" officeooo:rsid="00139572"/>
    </style:style>
    <style:style style:name="T4" style:family="text">
      <style:text-properties fo:font-variant="normal" fo:text-transform="none" fo:color="#666666" fo:font-size="9pt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39572"/>
    </style:style>
    <style:style style:name="T6" style:family="text">
      <style:text-properties officeooo:rsid="00139572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color="#000000" officeooo:rsid="001395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lights Erik Unger</text:p>
      <text:p text:style-name="P1"/>
      <text:p text:style-name="P1"/>
      <text:p text:style-name="P1"><text:span text:style-name="T8">Some highlights from my career, you'll find all details online at </text:span><text:a xlink:type="simple" xlink:href="http://ungerik.net/en/resume/" office:name="CV Erik Unger" text:style-name="Internet_20_link" text:visited-style-name="Visited_20_Internet_20_Link"><text:span text:style-name="T8">http://ungerik.net/en/resume/</text:span></text:a></text:p>
      <text:p text:style-name="P2"/>
      <text:list xml:id="list4890011334142473179" text:style-name="L1">
        <text:list-item>
          <text:p text:style-name="P3"><text:span text:style-name="T6">Graphics Engine for a military Google Earth like project, now used for mission </text:span><text:span text:style-name="T9">planing and in the cockpit map display of the Eurofighter Typhoon jet fighter </text:span><text:span text:style-name="T5">(C++, OpenGL)</text:span><text:span text:style-name="T9"> </text:span></text:p>
        </text:list-item>
      </text:list>
      <text:p text:style-name="P2"/>
      <text:list xml:id="list132713654159323" text:continue-numbering="true" text:style-name="L1">
        <text:list-item>
          <text:p text:style-name="P3"><text:span text:style-name="T6">Application for simulated driving on race tracks for realtime testing of car engines on test beds</text:span></text:p>
        </text:list-item>
      </text:list>
      <text:p text:style-name="P2"/>
      <text:list xml:id="list132713656155000" text:continue-numbering="true" text:style-name="L1">
        <text:list-item>
          <text:p text:style-name="P3"><text:span text:style-name="T6">Worked for two game studios. C++ game engine development and performance optimizations for PC, Xbox, Playstation, Wii</text:span></text:p>
        </text:list-item>
      </text:list>
      <text:p text:style-name="P2"/>
      <text:list xml:id="list132713657141859" text:continue-numbering="true" text:style-name="L1">
        <text:list-item>
          <text:p text:style-name="P3"><text:span text:style-name="T6">Developed the first high level web framework (like Django or Rails) for Go</text:span></text:p>
        </text:list-item>
      </text:list>
      <text:p text:style-name="P2"/>
      <text:list xml:id="list132713658168715" text:continue-numbering="true" text:style-name="L1">
        <text:list-item>
          <text:p text:style-name="P3"><text:span text:style-name="T6">Scaled chat server infrastructure for Reuters financial information system to 100k concurrent chats</text:span></text:p>
        </text:list-item>
      </text:list>
      <text:p text:style-name="P2"/>
      <text:list xml:id="list132713659152776" text:continue-numbering="true" text:style-name="L1">
        <text:list-item>
          <text:p text:style-name="P3"><text:span text:style-name="T6">Scaled a realtime bidding infrastructure for Google ads to millions of bids per hour, billions per month</text:span></text:p>
        </text:list-item>
      </text:list>
      <text:p text:style-name="P2"/>
      <text:list xml:id="list132713660171679" text:continue-numbering="true" text:style-name="L1">
        <text:list-item>
          <text:p text:style-name="P3"><text:span text:style-name="T6">Won two prices for mobile app prototypes from the European Space Agency (iOS, OpenGL ES)</text:span></text:p>
        </text:list-item>
      </text:list>
      <text:p text:style-name="P2"/>
      <text:list xml:id="list132713661149155" text:continue-numbering="true" text:style-name="L1">
        <text:list-item>
          <text:p text:style-name="P3"><text:span text:style-name="T6">Got into Embedded Linux with C and Go, created a consumer HW prototype, building own drone designs</text:span></text:p>
        </text:list-item>
      </text:list>
      <text:p text:style-name="P2"/>
      <text:list xml:id="list132713662157163" text:continue-numbering="true" text:style-name="L1">
        <text:list-item>
          <text:p text:style-name="P3"><text:span text:style-name="T6">Full Stack and Polyglot: Go, Dart, JS, Python, C, C++, C#, Objective-C, Java, PHP, Delphi, Shading Languages, x86-Assembler</text:span></text:p>
        </text:list-item>
      </text:list>
      <text:p text:style-name="P2"/>
      <text:p text:style-name="P2"/>
      <text:p text:style-name="P2">Here is a list of my open source Go packages:</text:p>
      <text:p text:style-name="P2"/>
      <text:list xml:id="list7074588521375029433" text:style-name="L2">
        <text:list-item>
          <text:p text:style-name="P4">https://github.com/ungerik/go-start A high level web-framework for Go</text:p>
        </text:list-item>
        <text:list-item>
          <text:p text:style-name="P4">https://github.com/ungerik/go3d A performance oriented 2D/3D math package for Go</text:p>
        </text:list-item>
        <text:list-item>
          <text:p text:style-name="P4">https://github.com/ungerik/go-rest A small and evil REST framework for Go</text:p>
        </text:list-item>
        <text:list-item>
          <text:p text:style-name="P4">https://github.com/ungerik/go-cairo Go binding for the cairo graphics library</text:p>
        </text:list-item>
        <text:list-item>
          <text:p text:style-name="P4">https://github.com/ungerik/go-dry DRY (don't repeat yourself) package for Go</text:p>
        </text:list-item>
        <text:list-item>
          <text:p text:style-name="P4">https://github.com/ungerik/pkgreflect A Go preprocessor for package scoped reflection</text:p>
        </text:list-item>
        <text:list-item>
          <text:p text:style-name="P4">https://github.com/ungerik/go-gravatar Go wrapper for the Gravatar API</text:p>
        </text:list-item>
        <text:list-item>
          <text:p text:style-name="P4">https://github.com/ungerik/go-amiando Go library for the Amiando event API</text:p>
        </text:list-item>
        <text:list-item>
          <text:p text:style-name="P4">https://github.com/ungerik/go-mail Email utilities for Go</text:p>
        </text:list-item>
        <text:list-item>
          <text:p text:style-name="P4">https://github.com/ungerik/go-rss Simple RSS parser for Go</text:p>
        </text:list-item>
        <text:list-item>
          <text:p text:style-name="P4">https://github.com/SpaceLeap/go-embedded Go package for embedded Linux development</text:p>
        </text:list-item>
        <text:list-item>
          <text:p text:style-name="P4">https://github.com/SpaceLeap/go-beaglebone Go package for the BeagleBone open source hardw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3:18:53.777000000</meta:creation-date>
    <dc:date>2014-12-13T13:27:13.529000000</dc:date>
    <meta:editing-duration>PT8M40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24" meta:word-count="291" meta:character-count="2047" meta:non-whitespace-character-count="1800"/>
  </office:meta>
</office:document-meta>
</file>